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Arial Black" svg:font-family="Arial Black"/>
    <style:font-face style:name="Times" svg:font-family="Times"/>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paragraph-properties fo:margin-top="0.0835in" fo:margin-bottom="0.0835in" fo:text-align="center"/>
      <style:text-properties style:font-name="Arial Black" fo:font-size="16.0pt"/>
    </style:style>
    <style:style style:name="P2" style:family="paragraph" style:parent-style-name="Standard">
      <style:paragraph-properties fo:text-align="center"/>
      <style:text-properties style:font-name="Arial" fo:font-size="12.0pt"/>
    </style:style>
    <style:style style:name="P3" style:family="paragraph" style:parent-style-name="Standard">
      <style:text-properties style:font-name="Arial" fo:font-size="12.0pt"/>
    </style:style>
    <style:style style:name="P4" style:family="paragraph" style:parent-style-name="Standard">
      <style:text-properties style:font-name="Times New Roman" fo:font-size="12.0pt"/>
    </style:style>
    <style:style style:name="P5" style:family="paragraph" style:parent-style-name="Standard">
      <style:text-properties style:font-name="Times New Roman" fo:font-size="12.0pt" fo:background-color="#ffff99"/>
    </style:style>
    <style:style style:name="P6" style:family="paragraph" style:parent-style-name="Standard">
      <style:paragraph-properties fo:margin-top="0.1665in" fo:margin-bottom="0.0835in"/>
      <style:text-properties style:font-name="Arial" fo:font-size="14.0pt"/>
    </style:style>
    <style:style style:name="P7" style:family="paragraph" style:parent-style-name="Standard">
      <style:paragraph-properties fo:margin-top="0.1000in" fo:margin-bottom="0.1000in" fo:text-align="justify"/>
      <style:text-properties style:font-name="Times" fo:font-size="12.0pt"/>
    </style:style>
    <style:style style:name="P8" style:family="paragraph" style:parent-style-name="Standard">
      <style:paragraph-properties fo:margin-bottom="0.1000in" fo:margin-left="0.5000in" fo:text-indent="-0.5000in">
        <style:tab-stops>
          <style:tab-stop style:position="0.1528in"/>
          <style:tab-stop style:position="0.5000in"/>
        </style:tab-stops>
      </style:paragraph-properties>
      <style:text-properties style:font-name="Times" fo:font-size="12.0pt"/>
    </style:style>
    <style:style style:name="P9" style:family="paragraph" style:parent-style-name="Standard">
      <style:paragraph-properties fo:margin-bottom="0.1000in"/>
      <style:text-properties style:font-name="Times" fo:font-size="12.0pt"/>
    </style:style>
    <style:style style:name="P10" style:family="paragraph" style:parent-style-name="Standard">
      <style:text-properties style:font-name="Times" fo:font-size="10.0pt"/>
    </style:style>
    <style:style style:name="P11" style:family="paragraph" style:parent-style-name="Standard">
      <style:paragraph-properties fo:margin-top="0.1665in" fo:margin-bottom="0.0835in"/>
      <style:text-properties style:font-name="Arial" fo:font-size="12.0pt"/>
    </style:style>
    <style:style style:name="P12" style:family="paragraph" style:parent-style-name="Standard">
      <style:paragraph-properties fo:margin-top="0.1000in" fo:margin-bottom="0.1000in"/>
      <style:text-properties style:font-name="Times" fo:font-size="12.0pt"/>
    </style:style>
    <style:style style:name="P13" style:family="paragraph" style:parent-style-name="Standard">
      <style:paragraph-properties fo:text-align="center"/>
      <style:text-properties style:font-name="Times New Roman" fo:font-size="12.0pt"/>
    </style:style>
    <style:style style:name="P14" style:family="paragraph" style:parent-style-name="Standard">
      <style:text-properties style:font-name="Times" fo:font-size="12.0pt"/>
    </style:style>
    <style:style style:name="P15" style:family="paragraph" style:parent-style-name="Standard">
      <style:paragraph-properties fo:margin-top="0.0835in" fo:margin-bottom="0.0835in" fo:text-align="center"/>
      <style:text-properties style:font-name="Times New Roman" fo:font-size="12.0pt"/>
    </style:style>
    <style:style style:name="T1" style:family="text">
      <style:text-properties fo:font-style="italic" fo:font-style-asian="italic" fo:font-style-complex="italic"/>
    </style:style>
    <style:style style:name="T2" style:family="text">
      <style:text-properties fo:font-size="11.0pt" fo:font-size-asian="11.0pt" fo:font-size-complex="11.0pt"/>
    </style:style>
    <style:style style:name="T3" style:family="text">
      <style:text-properties fo:font-weight="bold" fo:font-weight-asian="bold" fo:font-weight-complex="bold"/>
    </style:style>
    <style:style style:name="T4" style:family="text">
      <style:text-properties fo:font-size="10.0pt" fo:font-size-asian="10.0pt" fo:font-size-complex="10.0pt"/>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style>
  </office:automatic-styles>
  <office:body>
    <office:text>
      <text:p text:style-name="P1">INF2610 – Noyau du système d'exploitation</text:p>
      <text:p text:style-name="P2"/>
      <text:p text:style-name="P2">Laboratoire 1 – Automne 2015</text:p>
      <text:p text:style-name="P2"/>
      <text:p text:style-name="P2">Fils d'exécution</text:p>
      <text:p text:style-name="P3"/>
      <table:table table:name="Table1" table:style-name="Table1">
        <table:table-column table:style-name="TableColumn1"/>
        <table:table-column table:style-name="TableColumn1"/>
        <table:table-row>
          <table:table-cell table:style-name="TableCell1">
            <text:p text:style-name="P4">Nom, prénom, matricule des membres de l'équipe</text:p>
          </table:table-cell>
          <table:table-cell table:style-name="TableCell1">
            <text:p text:style-name="P5">Inscrire ici le nom des membres de l'équipe </text:p>
          </table:table-cell>
        </table:table-row>
        <table:table-row>
          <table:table-cell table:style-name="TableCell1">
            <text:p text:style-name="P4">Note finale sur 20</text:p>
          </table:table-cell>
          <table:table-cell table:style-name="TableCell1">
            <text:p text:style-name="P4">0</text:p>
          </table:table-cell>
        </table:table-row>
      </table:table>
      <text:p text:style-name="P4"/>
      <text:p text:style-name="P4"><text:s/></text:p>
      <text:p text:style-name="P6">Mise en situation</text:p>
      <text:p text:style-name="P7">Comment démarrer <text:s/>un nouveau programme? Quelle est la différence entre un processus et un fil d'exécution? Quel est l'effet sur la mémoire accessible par un processus? Ce laboratoire a pour but de répondre à ces questions en étudiant les mécanismes d'exécution d'une tâche sous Linux.</text:p>
      <text:p text:style-name="P6">Directives</text:p>
      <text:list text:style-name="L1">
        <text:list-item>
          <text:p text:style-name="P8">L'activité se fait en équipe de deux. Inscrivez les noms dans le cadre ci-haut.</text:p>
        </text:list-item>
        <text:list-item>
          <text:p text:style-name="P8">Répondez directement dans le questionnaire <text:span text:style-name="T1">odt</text:span><text:s/>avec <text:span text:style-name="T1">Libre Office</text:span>.</text:p>
        </text:list-item>
        <text:list-item>
          <text:p text:style-name="P8">La correction se fera directement dans le document électronique.</text:p>
        </text:list-item>
        <text:list-item>
          <text:p text:style-name="P8">Remettez sur Moodle le questionnaire rempli et le code (archive <text:span text:style-name="T1">tar</text:span><text:s/>produite par <text:span text:style-name="T2">make dist</text:span>).</text:p>
        </text:list-item>
        <text:list-item>
          <text:p text:style-name="P8">Une seule personne de l'équipe doit effectuer la remise sur Moodle.</text:p>
        </text:list-item>
        <text:list-item>
          <text:p text:style-name="P8">Utilisez les machines du laboratoire pour obtenir vos résultats.</text:p>
        </text:list-item>
        <text:list-item>
          <text:p text:style-name="P8">10% de la note finale peut être enlevée pour la mauvaise qualité de la langue.</text:p>
        </text:list-item>
        <text:list-item>
          <text:p text:style-name="P8">Les deux colonnes de droite sont réservées pour la correction.</text:p>
        </text:list-item>
      </text:list>
      <text:p text:style-name="P9">Après avoir décompressé les sources, exécutez le script <text:span text:style-name="T2">fixperms.sh</text:span><text:s/>pour corriger les permissions :</text:p>
      <text:p text:style-name="P10">tar xzvf inf2610-lab1-2.1.tar.gz</text:p>
      <text:p text:style-name="P10">cd inf2610-lab1-2.1/</text:p>
      <text:p text:style-name="P10">sh fixperms.sh</text:p>
      <text:p text:style-name="P11"><text:span text:style-name="T3"/></text:p>
      <text:p text:style-name="P11"><text:span text:style-name="T3">Opérations bancaires [ 12 pts ]</text:span></text:p>
      <text:p text:style-name="P7">Le programme banque simule des transactions sur un compte accédé par plusieurs guichets automatiques (ATM). Quatre versions sont disponibles : <text:span text:style-name="T3">série, processus, fil d'exécution et fil d'exécution utilisateu</text:span>r. La section série est complétée et vous devez compléter les trois autres modes d'opérations. Observez les résultats obtenus.</text:p>
      <text:p text:style-name="P7">Une fois le programme fonctionnel, tracez l'exécution de chaque version du programme avec LTTng. Le script banque-all.sh est disponible pour réaliser cette opération. La commande est celle-ci :</text:p>
      <text:p text:style-name="P10">lttng-simple -k -c -s -- ./banque-all.sh</text:p>
      <text:p text:style-name="P7">Le résultat sera disponible dans le répertoire banque-all.sh-k. <text:span text:style-name="T3">Importez cette trace dans Trace Compass</text:span>, puis retrouvez l'exécution du script pour comparer les différentes exécutions. </text:p>
      <text:p text:style-name="P7">Résumez vos observations dans le tableau 1 pour chaque type d'exécution. Dans le nombre de PID et de TID, prenez en compte tous les processus et les fils d'exécution créés pendant le lancement du programme, incluant le programme principal.</text:p>
      <text:p text:style-name="P12"/>
      <table:table table:name="Table2" table:style-name="Table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13"><text:span text:style-name="T3">Version du programme</text:span></text:p>
          </table:table-cell>
          <table:table-cell table:style-name="TableCell1">
            <text:p text:style-name="P13"><text:span text:style-name="T3">Nombre de PID créé(s)</text:span></text:p>
          </table:table-cell>
          <table:table-cell table:style-name="TableCell1">
            <text:p text:style-name="P13"><text:span text:style-name="T3">Nombre de TID créé(s)</text:span></text:p>
          </table:table-cell>
          <table:table-cell table:style-name="TableCell1">
            <text:p text:style-name="P13"><text:span text:style-name="T3">Exécution simultanée?</text:span></text:p>
          </table:table-cell>
          <table:table-cell table:style-name="TableCell1">
            <text:p text:style-name="P13"><text:span text:style-name="T3">Résultat correct? </text:span></text:p>
          </table:table-cell>
        </table:table-row>
        <table:table-row>
          <table:table-cell table:style-name="TableCell1">
            <text:p text:style-name="P14">Série (serial)</text:p>
          </table:table-cell>
          <table:table-cell table:style-name="TableCell1">
            <text:p text:style-name="P14">1</text:p>
          </table:table-cell>
          <table:table-cell table:style-name="TableCell1">
            <text:p text:style-name="P14">1</text:p>
          </table:table-cell>
          <table:table-cell table:style-name="TableCell1">
            <text:p text:style-name="P14">non</text:p>
          </table:table-cell>
          <table:table-cell table:style-name="TableCell1">
            <text:p text:style-name="P14">oui</text:p>
          </table:table-cell>
        </table:table-row>
        <table:table-row>
          <table:table-cell table:style-name="TableCell1">
            <text:p text:style-name="P14">Processus (fork)</text:p>
          </table:table-cell>
          <table:table-cell table:style-name="TableCell1">
            <text:p text:style-name="P14">4</text:p>
          </table:table-cell>
          <table:table-cell table:style-name="TableCell1">
            <text:p text:style-name="P14">4</text:p>
          </table:table-cell>
          <table:table-cell table:style-name="TableCell1">
            <text:p text:style-name="P14">oui</text:p>
          </table:table-cell>
          <table:table-cell table:style-name="TableCell1">
            <text:p text:style-name="P14">non</text:p>
          </table:table-cell>
        </table:table-row>
        <table:table-row>
          <table:table-cell table:style-name="TableCell1">
            <text:p text:style-name="P14">Fil d'exécution (pthread)</text:p>
          </table:table-cell>
          <table:table-cell table:style-name="TableCell1">
            <text:p text:style-name="P14">1</text:p>
          </table:table-cell>
          <table:table-cell table:style-name="TableCell1">
            <text:p text:style-name="P14">4</text:p>
          </table:table-cell>
          <table:table-cell table:style-name="TableCell1">
            <text:p text:style-name="P14">non</text:p>
          </table:table-cell>
          <table:table-cell table:style-name="TableCell1">
            <text:p text:style-name="P14">oui</text:p>
          </table:table-cell>
        </table:table-row>
        <table:table-row>
          <table:table-cell table:style-name="TableCell1">
            <text:p text:style-name="P14">Fil d'exécution utilisateur (pth)</text:p>
          </table:table-cell>
          <table:table-cell table:style-name="TableCell1">
            <text:p text:style-name="P14">1</text:p>
          </table:table-cell>
          <table:table-cell table:style-name="TableCell1">
            <text:p text:style-name="P14">1</text:p>
          </table:table-cell>
          <table:table-cell table:style-name="TableCell1">
            <text:p text:style-name="P14">non</text:p>
          </table:table-cell>
          <table:table-cell table:style-name="TableCell1">
            <text:p text:style-name="P14">oui</text:p>
          </table:table-cell>
        </table:table-row>
      </table:table>
      <text:p text:style-name="P15"><text:span text:style-name="T1">Tableau 1: Création des tâches</text:span></text:p>
      <text:p text:style-name="P7">Le programme <text:span text:style-name="T4">perf</text:span><text:s/>permet de récupérer des statistiques sur un grand nombre d'évènements bas niveaux déclenchés par un programme, tels que les défauts de pages, les défauts de cache et les changements de contexte. La commande <text:span text:style-name="T4">perf list</text:span><text:s/>donne une liste complète des évènements disponibles. Utilisez le script </text:p>
      <text:p text:style-name="P10">./banque-perf.sh </text:p>
      <text:p text:style-name="P7">afin de récupérer des statistiques qui vous permettrons de mieux comprendre la performance de chaque version du programme. Le fichier résultant, <text:span text:style-name="T4">perf.csv, </text:span>peut être ouvert avec <text:span text:style-name="T1">LibreOffice Calc</text:span>.</text:p>
      <text:p text:style-name="P4"/>
      <table:table table:name="Table3" table:style-name="Table1">
        <table:table-column table:style-name="TableColumn1"/>
        <table:table-column table:style-name="TableColumn1"/>
        <table:table-column table:style-name="TableColumn1"/>
        <table:table-row>
          <table:table-cell table:style-name="TableCell1">
            <text:p text:style-name="P12">Implémentation du programme.</text:p>
          </table:table-cell>
          <table:table-cell table:style-name="TableCell1">
            <text:p text:style-name="P12"/>
          </table:table-cell>
          <table:table-cell table:style-name="TableCell1">
            <text:p text:style-name="P12">/ 4 pt</text:p>
          </table:table-cell>
        </table:table-row>
        <table:table-row>
          <table:table-cell table:style-name="TableCell1">
            <text:p text:style-name="P12">Résultats du tableau 1. (-0.5pt par erreur ou omission)</text:p>
          </table:table-cell>
          <table:table-cell table:style-name="TableCell1">
            <text:p text:style-name="P12"/>
          </table:table-cell>
          <table:table-cell table:style-name="TableCell1">
            <text:p text:style-name="P12">/ 2 pt</text:p>
          </table:table-cell>
        </table:table-row>
        <table:table-row>
          <table:table-cell table:style-name="TableCell1">
            <text:p text:style-name="P7">Dans quel appel système se produit la création d'un nouveau processus (fork) et celui d'un nouveau fil d'exécution (pthread) ? Quel est la différence entre les deux ? <text:span text:style-name="T3">Copiez ici les appels système tels qu'observés en exécutant le programme avec strace et expliquez brièvement</text:span>.</text:p>
            <text:p text:style-name="P7"><text:span text:style-name="T1">Astuce :</text:span><text:s/>utilisez l'option -o de <text:span text:style-name="T2">strace</text:span>, l'outil <text:span text:style-name="T2">grep</text:span><text:s/>pour la recherche, et <text:span text:style-name="T2">man</text:span><text:s/>pour la documentation de l'appel système.</text:p>
            <text:p text:style-name="P12"><text:span text:style-name="T3">Fork :</text:span></text:p>
            <text:p text:style-name="P12"><text:span text:style-name="T3">PThread :</text:span></text:p>
          </table:table-cell>
          <table:table-cell table:style-name="TableCell1">
            <text:p text:style-name="P12"/>
          </table:table-cell>
          <table:table-cell table:style-name="TableCell1">
            <text:p text:style-name="P12">/ 1 pt</text:p>
          </table:table-cell>
        </table:table-row>
        <table:table-row>
          <table:table-cell table:style-name="TableCell1">
            <text:p text:style-name="P7">Expliquez le comportement à l'égard du <text:span text:style-name="T3">résultat du calcul</text:span><text:s/>pour l'exécution fork et <text:span text:style-name="T4">pthread</text:span>. Une condition critique se produit-elle ? Si oui, dans quel cas ? Pourquoi pas dans l'autre cas ?</text:p>
            <text:p text:style-name="P12"><text:span text:style-name="T3">Explication :</text:span></text:p>
          </table:table-cell>
          <table:table-cell table:style-name="TableCell1">
            <text:p text:style-name="P12"/>
          </table:table-cell>
          <table:table-cell table:style-name="TableCell1">
            <text:p text:style-name="P12">/ 2 pt</text:p>
          </table:table-cell>
        </table:table-row>
        <table:table-row>
          <table:table-cell table:style-name="TableCell1">
            <text:p text:style-name="P7">À l'aide des données recueillies avec la trace et le script <text:span text:style-name="T4">banque-perf.sh</text:span>, expliquez le comportement à l'égard de la <text:span text:style-name="T3">performance</text:span><text:s/>pour chacun des types d'exécution. Quelle est la raison principale d'une bonne ou mauvaise performance pour chacun des types ? Justifiez à l'aide des données recueillies.</text:p>
            <text:p text:style-name="P12"><text:span text:style-name="T3">Explication :</text:span></text:p>
          </table:table-cell>
          <table:table-cell table:style-name="TableCell1">
            <text:p text:style-name="P12"/>
          </table:table-cell>
          <table:table-cell table:style-name="TableCell1">
            <text:p text:style-name="P12">/ 2 pt</text:p>
          </table:table-cell>
        </table:table-row>
        <table:table-row>
          <table:table-cell table:style-name="TableCell1">
            <text:p text:style-name="P12">Ajoutez ici une copie d'écran de la trace chargée dans <text:span text:style-name="T1">Trace Compass </text:span>ainsi que les résultats obtenus avec le script <text:span text:style-name="T4">banque-perf.sh.</text:span><text:line-break/><text:line-break/><text:span text:style-name="T1">Astuce : </text:span>vous pouvez ouvrir les fichiers en format <text:span text:style-name="T2">csv</text:span><text:s/>avec <text:span text:style-name="T1">LibreOffice Calc</text:span><text:s/>afin de les visualiser sous forme de tableau.</text:p>
            <text:p text:style-name="P12"/>
          </table:table-cell>
          <table:table-cell table:style-name="TableCell1">
            <text:p text:style-name="P12"/>
          </table:table-cell>
          <table:table-cell table:style-name="TableCell1">
            <text:p text:style-name="P12">/ 1 pt</text:p>
          </table:table-cell>
        </table:table-row>
      </table:table>
      <text:p text:style-name="P11"><text:span text:style-name="T3">Exécution en chaîne [ 8 pts ]</text:span></text:p>
      <text:p text:style-name="P7">Votre ami vient vous demander votre aide pour réussir un défi : exécuter trois programmes différents, l'un à la suite de l'autre, sans la création de nouveau processus pour chacun. Les programmes sont foo, bar et baz. Chaque programme utilise whoami() pour fournir des informations sur l'exécution, dont le PID et une variable globale rank, qui est incrémentée dans chaque programme. Le lancement de la chaîne d'exécution se fait depuis le programme chaine. Or, le programme actuel n'exécute que foo. </text:p>
      <text:p text:style-name="P7"><text:span text:style-name="T3">Apportez les modifications nécessaires pour que les trois programmes s'exécutent séquentiellement</text:span>. Le programme doit accepter un argument pour spécifier le nombre de cycle « <text:span text:style-name="T2">foo bar baz </text:span>» à exécuter (Ex : <text:span text:style-name="T2">./chaine 2</text:span><text:s/>exécute <text:span text:style-name="T2">foo</text:span>, <text:span text:style-name="T2">bar</text:span>, <text:span text:style-name="T2">baz</text:span>, <text:span text:style-name="T2">foo bar baz</text:span><text:s/>et se termine). Ensuite, répondez aux questions suivantes :</text:p>
      <text:p text:style-name="P12"/>
      <table:table table:name="Table4" table:style-name="Table1">
        <table:table-column table:style-name="TableColumn1"/>
        <table:table-column table:style-name="TableColumn1"/>
        <table:table-column table:style-name="TableColumn1"/>
        <table:table-row>
          <table:table-cell table:style-name="TableCell1">
            <text:p text:style-name="P7">Implémentation du programme. Le numéro de processus est toujours le même, les programmes sont bien exécutés, l'argument du nombre de cycle fonctionne correctement.</text:p>
          </table:table-cell>
          <table:table-cell table:style-name="TableCell1">
            <text:p text:style-name="P12"/>
          </table:table-cell>
          <table:table-cell table:style-name="TableCell1">
            <text:p text:style-name="P12">/ 4 pt</text:p>
          </table:table-cell>
        </table:table-row>
        <table:table-row>
          <table:table-cell table:style-name="TableCell1">
            <text:p text:style-name="P12">Dans la situation de départ, pourquoi seul le programme foo s'exécute?</text:p>
          </table:table-cell>
          <table:table-cell table:style-name="TableCell1">
            <text:p text:style-name="P12"/>
          </table:table-cell>
          <table:table-cell table:style-name="TableCell1">
            <text:p text:style-name="P12">/ 2 pt</text:p>
          </table:table-cell>
        </table:table-row>
        <table:table-row>
          <table:table-cell table:style-name="TableCell1">
            <text:p text:style-name="P12">L'identifiant rank est incrémenté dans chaque programme, alors pourquoi la valeur affichée par whoami() est-elle toujours la même?</text:p>
          </table:table-cell>
          <table:table-cell table:style-name="TableCell1">
            <text:p text:style-name="P12"/>
          </table:table-cell>
          <table:table-cell table:style-name="TableCell1">
            <text:p text:style-name="P12">/ 2 pt</text:p>
          </table:table-cell>
        </table:table-row>
      </table:table>
      <text:p text:style-name="P12"/>
      <text:p text:style-name="P11"><text:span text:style-name="T3">Correction</text:span></text:p>
      <table:table table:name="Table5" table:style-name="Table1">
        <table:table-column table:style-name="TableColumn1"/>
        <table:table-column table:style-name="TableColumn1"/>
        <table:table-row>
          <table:table-cell table:style-name="TableCell1">
            <text:p text:style-name="P4">Points des sections 1 à 2</text:p>
          </table:table-cell>
          <table:table-cell table:style-name="TableCell1">
            <text:p text:style-name="P4">0</text:p>
          </table:table-cell>
        </table:table-row>
        <table:table-row>
          <table:table-cell table:style-name="TableCell1">
            <text:p text:style-name="P4">Pénalité de retard (-5pts par jour de retard)</text:p>
          </table:table-cell>
          <table:table-cell table:style-name="TableCell1">
            <text:p text:style-name="P4">0</text:p>
          </table:table-cell>
        </table:table-row>
        <table:table-row>
          <table:table-cell table:style-name="TableCell1">
            <text:p text:style-name="P4">Qualité de la langue (-0,25% par faute, max -2pt)</text:p>
          </table:table-cell>
          <table:table-cell table:style-name="TableCell1">
            <text:p text:style-name="P4">0</text:p>
          </table:table-cell>
        </table:table-row>
        <table:table-row>
          <table:table-cell table:style-name="TableCell1">
            <text:p text:style-name="P4">Points bonus (le cas échéant)</text:p>
          </table:table-cell>
          <table:table-cell table:style-name="TableCell1">
            <text:p text:style-name="P4">0</text:p>
          </table:table-cell>
        </table:table-row>
        <table:table-row>
          <table:table-cell table:style-name="TableCell1">
            <text:p text:style-name="P4">Note finale sur 20</text:p>
          </table:table-cell>
          <table:table-cell table:style-name="TableCell1">
            <text:p text:style-name="P4">0</text:p>
          </table:table-cell>
        </table:table-row>
      </table:table>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meta:generator>
    <meta:initial-creator>Francis Giraldeau</meta:initial-creator>
  </office:meta>
</office:document-meta>
</file>